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wrap-option="wrap"/>
    </style:style>
    <style:style style:name="ce6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Lien_32_hypertexte" style:data-style-name="N0">
      <style:table-cell-properties fo:border="thin solid #000000" style:vertical-align="middle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6.111875cm" style:use-optimal-column-width="true"/>
    </style:style>
    <style:style style:name="co4" style:family="table-column">
      <style:table-column-properties fo:break-before="auto" style:column-width="4.49791666666667cm" style:use-optimal-column-width="true"/>
    </style:style>
    <style:style style:name="co5" style:family="table-column">
      <style:table-column-properties fo:break-before="auto" style:column-width="9.26041666666667cm" style:use-optimal-column-width="true"/>
    </style:style>
    <style:style style:name="co6" style:family="table-column">
      <style:table-column-properties fo:break-before="auto" style:column-width="4.28625cm" style:use-optimal-column-width="true"/>
    </style:style>
    <style:style style:name="co7" style:family="table-column">
      <style:table-column-properties fo:break-before="auto" style:column-width="7.19666666666667cm" style:use-optimal-column-width="true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/>
          <table:table-cell office:value-type="string" table:style-name="ce2">
            <text:p>Nom de l’enreprise</text:p>
          </table:table-cell>
          <table:table-cell office:value-type="string" table:style-name="ce2">
            <text:p>Coordonnées</text:p>
          </table:table-cell>
          <table:table-cell office:value-type="string" table:style-name="ce2">
            <text:p>Fonction et nom du contact</text:p>
          </table:table-cell>
          <table:table-cell office:value-type="string" table:style-name="ce2">
            <text:p>contact ?</text:p>
          </table:table-cell>
          <table:table-cell office:value-type="string" table:style-name="ce2">
            <text:p>Retour</text:p>
          </table:table-cell>
          <table:table-cell office:value-type="string" table:style-name="ce2">
            <text:p>remarque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3">
            <text:p>DALVA</text:p>
          </table:table-cell>
          <table:table-cell office:value-type="string" table:style-name="ce4">
            <text:p>16 rue Jules Viette à Montbéliard</text:p>
          </table:table-cell>
          <table:table-cell office:value-type="string" table:style-name="ce5">
            <text:p>PLANCHON DAVID <text:s/>Develloppeur web Full-stack</text:p>
          </table:table-cell>
          <table:table-cell office:value-type="string" table:style-name="ce3">
            <text:p>Mail contact@agence-dalva.fr</text:p>
            <text:p>Telephonne 06 45 27 46 63</text:p>
          </table:table-cell>
          <table:table-cell office:value-type="string" table:style-name="ce3">
            <text:p>reponse a l’enquete metier</text:p>
          </table:table-cell>
          <table:table-cell office:value-type="string" table:style-name="ce3">
            <text:p>petite structure 2 person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Web et Design</text:p>
          </table:table-cell>
          <table:table-cell office:value-type="string" table:style-name="ce3">
            <text:p>4 avenue carnot</text:p>
            <text:p>Montbeliard</text:p>
          </table:table-cell>
          <table:table-cell office:value-type="string" table:style-name="ce3">
            <text:p>?</text:p>
          </table:table-cell>
          <table:table-cell office:value-type="string" table:style-name="ce3">
            <text:p>03 81 31 00 14</text:p>
          </table:table-cell>
          <table:table-cell office:value-type="string" table:style-name="ce3">
            <text:p>telephonne durant l ABC</text:p>
          </table:table-cell>
          <table:table-cell office:value-type="string" table:style-name="ce3">
            <text:p>Environ 10 employés stages possibl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UEBU</text:p>
          </table:table-cell>
          <table:table-cell office:value-type="string" table:style-name="ce4">
            <text:p>v</text:p>
          </table:table-cell>
          <table:table-cell table:style-name="ce3"/>
          <table:table-cell office:value-type="string" table:style-name="ce3">
            <text:p>uebu.fr</text:p>
            <text:p>06 13 85 84 80</text:p>
          </table:table-cell>
          <table:table-cell office:value-type="string" table:style-name="ce3">
            <text:p>non contacter</text:p>
          </table:table-cell>
          <table:table-cell table:style-name="ce3"/>
          <table:table-cell table:number-columns-repeated="16377"/>
        </table:table-row>
        <table:table-row table:style-name="ro1">
          <table:table-cell/>
          <table:table-cell office:value-type="string" table:style-name="ce3">
            <text:p>Plus2Web</text:p>
          </table:table-cell>
          <table:table-cell office:value-type="string" table:style-name="ce4">
            <text:p>10 Av. Léon Blum, 25200 Montbéliard</text:p>
          </table:table-cell>
          <table:table-cell table:number-columns-repeated="3" table:style-name="ce3"/>
          <table:table-cell office:value-type="string" table:style-name="ce3">
            <text:p>adresse a montbeliard</text:p>
            <text:p>Contact du site Paris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3">
            <text:p>IEO click<text:s/></text:p>
          </table:table-cell>
          <table:table-cell table:number-columns-repeated="2" table:style-name="ce3"/>
          <table:table-cell office:value-type="string" table:style-name="ce6">
            <text:p>06 84 13 66 78 E-Mail : contact@iloclic.com 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/>
          <table:table-cell office:value-type="string" table:style-name="ce6">
            <text:p>Plusweb<text:s text:c="2"/></text:p>
          </table:table-cell>
          <table:table-cell office:value-type="string" table:style-name="ce3">
            <text:p>10 Av. Léon Blum, 25200 Montbéliard<text:s/></text:p>
          </table:table-cell>
          <table:table-cell table:style-name="ce3"/>
          <table:table-cell office:value-type="string" table:style-name="ce7">
            <text:p><text:a xlink:href="https://www.google.com/search?client=firefox-b-d&amp;cs=0&amp;tbm=lcl&amp;sxsrf=AJOqlzV7qjdTuabMOiqWvPFCE33Flv1Qdg:1674633239694&amp;q=WEB%26DESIGN&amp;rflfq=1&amp;num=20&amp;stick=H4sIAAAAAAAAAB2QO06cQRCEtQEIOV2cbETkuB_VrxQZIRICCIjRaiUcIfHfiMyZ78BtfApqNhhppvpRX83V5eFawzSqAqnenmFmRTVjqorPNlDTmqVatFprNJCFQqhRldHSkB5TWEIy_LDvCVHNSckSVzcMW721WlAqmp0ieVbhWSMh40WLKdVYveKy_G3EekAQX2CWSTPT7qCna9lhj8icEnHzhFm7rbWlaDRXdI0PC5PkglZWI3pyVgScI3Ccc1nWlIo7cNgzSgTh0U3XEk4trBpoW8PU3Zn6jAW4hcvYqMAdPvwDLYfxrmIpBTF67Z3WZsKvoo0rZHrFqoU_LDpD9EwqWXOm0C4E8cgxyL_d7v_u59Pp-Hb64NluXrft_fjn6-9p-7z48XJ3--v33fPD_eM3snzF-dsBAAA&amp;ved=2ahUKEwjhpPD6nuL8AhXET6QEHQc6DAAQxXR6BAgIEAc&amp;rldimm=16597776528245221797">03 63 38 10 14</text:a>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/>
          <table:table-cell office:value-type="string" table:style-name="ce6">
            <text:p>SF tech<text:s/></text:p>
          </table:table-cell>
          <table:table-cell table:number-columns-repeated="5" table:style-name="ce3"/>
          <table:table-cell table:number-columns-repeated="16377"/>
        </table:table-row>
        <table:table-row table:style-name="ro3">
          <table:table-cell/>
          <table:table-cell office:value-type="string" table:style-name="ce6">
            <text:p>Web-relief<text:s text:c="2"/></text:p>
          </table:table-cell>
          <table:table-cell office:value-type="string" table:style-name="ce6">
            <text:p>28 rue de Cronstadt 90000 BELFORT<text:s/></text:p>
          </table:table-cell>
          <table:table-cell table:style-name="ce3"/>
          <table:table-cell office:value-type="string" table:style-name="ce3">
            <text:p>contact@webrelief.fr <text:s text:c="3"/>· <text:s/>06.32.18.65.17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/>
          <table:table-cell office:value-type="string" table:style-name="ce6">
            <text:p>CO2m.net<text:s/></text:p>
          </table:table-cell>
          <table:table-cell office:value-type="string" table:style-name="ce3">
            <text:p>Montbeliard</text:p>
          </table:table-cell>
          <table:table-cell table:style-name="ce3"/>
          <table:table-cell office:value-type="string" table:style-name="ce3">
            <text:p>maxime@co2m.net <text:s/>(+33)(0)7 66 27 30 34</text:p>
          </table:table-cell>
          <table:table-cell table:number-columns-repeated="2" table:style-name="ce3"/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KIPS Willy</dc:creator>
    <meta:creation-date>2022-11-08T08:24:08Z</meta:creation-date>
    <dc:date>2023-01-26T10:38:33Z</dc:date>
    <meta:editing-cycles>2</meta:editing-cycles>
    <meta:editing-duration>PT34824S</meta:editing-duration>
  </office:meta>
</office:document-meta>
</file>